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07cm"/>
    </style:style>
    <style:style style:name="gr8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8cm" fo:padding-bottom="0.088cm" fo:padding-left="0.213cm" fo:padding-right="0.213cm"/>
    </style:style>
    <style:style style:name="gr9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0.877cm" svg:y="1.026cm">
          <text:p/>
        </draw:rect>
        <draw:g>
          <draw:circle draw:style-name="gr2" draw:text-style-name="P2" draw:layer="layout" svg:width="-0.301cm" svg:height="-0.302cm" svg:x="3.574cm" svg:y="1.432cm" draw:kind="arc" draw:start-angle="178.71" draw:end-angle="0.34">
            <text:p/>
          </draw:circle>
          <draw:circle draw:style-name="gr2" draw:text-style-name="P2" draw:layer="layout" svg:width="-0.302cm" svg:height="-0.302cm" svg:x="3.873cm" svg:y="1.429cm" draw:kind="arc" draw:start-angle="178.71" draw:end-angle="0.34">
            <text:p/>
          </draw:circle>
          <draw:circle draw:style-name="gr2" draw:text-style-name="P2" draw:layer="layout" svg:width="-0.301cm" svg:height="-0.302cm" svg:x="4.173cm" svg:y="1.432cm" draw:kind="arc" draw:start-angle="178.71" draw:end-angle="0.34">
            <text:p/>
          </draw:circle>
          <draw:circle draw:style-name="gr2" draw:text-style-name="P2" draw:layer="layout" svg:width="-0.302cm" svg:height="-0.302cm" svg:x="3.275cm" svg:y="1.429cm" draw:kind="arc" draw:start-angle="178.71" draw:end-angle="0.34">
            <text:p/>
          </draw:circle>
          <draw:circle draw:style-name="gr2" draw:text-style-name="P2" draw:layer="layout" svg:width="-0.302cm" svg:height="-0.302cm" svg:x="2.976cm" svg:y="1.429cm" draw:kind="arc" draw:start-angle="178.71" draw:end-angle="0.34">
            <text:p/>
          </draw:circle>
          <draw:line draw:style-name="gr3" draw:text-style-name="P2" draw:layer="layout" svg:x1="4.175cm" svg:y1="1.3cm" svg:x2="2.679cm" svg:y2="1.3cm">
            <text:p/>
          </draw:line>
        </draw:g>
        <draw:line draw:style-name="gr4" draw:text-style-name="P3" draw:layer="layout" svg:x1="4.175cm" svg:y1="1.28cm" svg:x2="4.338cm" svg:y2="1.28cm">
          <text:p/>
        </draw:line>
        <draw:line draw:style-name="gr4" draw:text-style-name="P3" draw:layer="layout" svg:x1="2.687cm" svg:y1="1.283cm" svg:x2="2.371cm" svg:y2="1.283cm">
          <text:p/>
        </draw:line>
        <draw:line draw:style-name="gr4" draw:text-style-name="P3" draw:layer="layout" svg:x1="0.273cm" svg:y1="1.28cm" svg:x2="0.859cm" svg:y2="1.28cm">
          <text:p/>
        </draw:line>
        <draw:frame draw:style-name="gr5" draw:layer="layout" svg:width="1.073cm" svg:height="0.527cm" svg:x="2.214cm" svg:y="1.8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.138cm" svg:height="0.53cm" svg:x="0.122cm" svg:y="2.3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875cm" svg:height="0.962cm" svg:x="0.04cm" svg:y="1.32cm">
          <draw:text-box>
            <text:p>+</text:p>
          </draw:text-box>
        </draw:frame>
        <draw:frame draw:style-name="gr7" draw:layer="layout" svg:width="0.304cm" svg:height="0.962cm" svg:x="0.336cm" svg:y="2.926cm">
          <draw:text-box>
            <text:p>-</text:p>
          </draw:text-box>
        </draw:frame>
        <draw:line draw:style-name="gr8" draw:text-style-name="P3" draw:layer="layout" svg:x1="4.338cm" svg:y1="4.094cm" svg:x2="4.338cm" svg:y2="1.28cm">
          <text:p/>
        </draw:line>
        <draw:line draw:style-name="gr4" draw:text-style-name="P3" draw:layer="layout" svg:x1="4.338cm" svg:y1="4.094cm" svg:x2="0.263cm" svg:y2="4.094cm">
          <text:p/>
        </draw:line>
        <draw:line draw:style-name="gr9" draw:text-style-name="P3" draw:layer="layout" svg:x1="1.533cm" svg:y1="1.788cm" svg:x2="3.372cm" svg:y2="1.788cm">
          <text:p/>
        </draw:line>
        <draw:frame draw:style-name="gr5" draw:layer="layout" svg:width="0.706cm" svg:height="1.059cm" svg:x="1.148cm" svg:y="-0.0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966cm" svg:height="0.529cm" svg:x="2.925cm" svg:y="0.2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481cm" svg:height="1.059cm" svg:x="4.866cm" svg:y="0.13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5.169cm" svg:height="1.817cm" svg:x="4.683cm" svg:y="1.1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1.999cm" svg:height="0.999cm" svg:x="4.206cm" svg:y="1.63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sub>
        <math:mi>R</math:mi>
        <math:mi>r</math:mi>
      </math:msub>
      <math:mi>s</math:mi>
    </math:mfrac>
    <math:annotation math:encoding="StarMath 5.0">R_r over 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i math:fontstyle="italic">fs</math:mi>
      </math:msub>
      <math:mrow>
        <math:mo math:stretchy="false">(</math:mo>
        <math:mi>t</math:mi>
        <math:mo math:stretchy="false">)</math:mo>
      </math:mrow>
    </math:mrow>
    <math:annotation math:encoding="StarMath 5.0">i_{fs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r</math:mi>
      </math:msub>
    </math:mrow>
    <math:annotation math:encoding="StarMath 5.0">j X_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Z</math:mi>
        <math:mo math:stretchy="false">=</math:mo>
        <math:mrow>
          <math:mfrac>
            <math:msub>
              <math:mi>R</math:mi>
              <math:mi>r</math:mi>
            </math:msub>
            <math:mi>s</math:mi>
          </math:mfrac>
          <math:mo math:stretchy="false">+</math:mo>
          <math:mi>j</math:mi>
        </math:mrow>
      </math:mrow>
      <math:msub>
        <math:mi>X</math:mi>
        <math:mi>r</math:mi>
      </math:msub>
    </math:mrow>
    <math:annotation math:encoding="StarMath 5.0">Z= R_r over s +j X_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φ</math:mo>
          <math:mi>z</math:mi>
        </math:msub>
        <math:mo math:stretchy="false">=</math:mo>
        <math:msup>
          <math:mo math:stretchy="false">t</math:mo>
          <math:mrow>
            <math:mo math:stretchy="false">−</math:mo>
            <math:mn>1</math:mn>
          </math:mrow>
        </math:msup>
      </math:mrow>
      <math:mrow>
        <math:mfenced math:open="" math:close="">
          <math:mfrac>
            <math:msub>
              <math:mi>X</math:mi>
              <math:mi>r</math:mi>
            </math:msub>
            <math:mfrac>
              <math:msub>
                <math:mi>R</math:mi>
                <math:mi>r</math:mi>
              </math:msub>
              <math:mi>s</math:mi>
            </math:mfrac>
          </math:mfrac>
        </math:mfenced>
        <math:mo math:stretchy="false">=</math:mo>
        <math:msup>
          <math:mo math:stretchy="false">t</math:mo>
          <math:mrow>
            <math:mo math:stretchy="false">−</math:mo>
            <math:mn>1</math:mn>
          </math:mrow>
        </math:msup>
      </math:mrow>
      <math:mfenced math:open="" math:close="">
        <math:mfrac>
          <math:mrow>
            <math:mi>s</math:mi>
            <math:msub>
              <math:mi>X</math:mi>
              <math:mi>r</math:mi>
            </math:msub>
          </math:mrow>
          <math:msub>
            <math:mi>R</math:mi>
            <math:mi>r</math:mi>
          </math:msub>
        </math:mfrac>
      </math:mfenced>
    </math:mrow>
    <math:annotation math:encoding="StarMath 5.0">%phi_z = %tan^{-1} left (  X_r over {R_r over s} right)=%tan^{-1} left ( {s X_r} over R_r right 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fs</math:mi>
      </math:msub>
      <math:mrow>
        <math:mo math:stretchy="false">(</math:mo>
        <math:mi>t</math:mi>
        <math:mo math:stretchy="false">)</math:mo>
      </math:mrow>
    </math:mrow>
    <math:annotation math:encoding="StarMath 5.0">e_{fs}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